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officeooo:rsid="0009ffdc" officeooo:paragraph-rsid="0009ffdc"/>
    </style:style>
    <style:style style:name="P3" style:family="paragraph" style:parent-style-name="Standard">
      <style:text-properties style:font-name="Arial" officeooo:rsid="000bc930" officeooo:paragraph-rsid="000bc930"/>
    </style:style>
    <style:style style:name="P4" style:family="paragraph" style:parent-style-name="Standard">
      <style:text-properties style:font-name="Arial" officeooo:rsid="000d214d" officeooo:paragraph-rsid="000d214d"/>
    </style:style>
    <style:style style:name="P5" style:family="paragraph" style:parent-style-name="Standard">
      <style:text-properties style:font-name="Arial" officeooo:rsid="00128a3b" officeooo:paragraph-rsid="00128a3b"/>
    </style:style>
    <style:style style:name="P6" style:family="paragraph" style:parent-style-name="Standard">
      <style:text-properties style:font-name="Arial" officeooo:rsid="00131770" officeooo:paragraph-rsid="00131770"/>
    </style:style>
    <style:style style:name="T1" style:family="text">
      <style:text-properties officeooo:rsid="0008e1a3"/>
    </style:style>
    <style:style style:name="T2" style:family="text">
      <style:text-properties officeooo:rsid="000d4e5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here lives more faith in honest doubt, Believe me, than in half the creeds."</text:span></text:p>
      <text:p text:style-name="P1">-- <text:span text:style-name="T1">Alfred, Lord Tennyson</text:span></text:p>
      <text:p text:style-name="P1"/>
      <text:p text:style-name="P2">By this standard am I faithful? How faithful am I?</text:p>
      <text:p text:style-name="P2"/>
      <text:p text:style-name="P2">Where does my doubt come from? Am I honest in my doubting?</text:p>
      <text:p text:style-name="P2"/>
      <text:p text:style-name="P3">A living faith has an essential kernel of doubt. Adhereing to a creed dimishes faith. Creeds live by virtue of authority. I'm taught to mistrust my intuition and skepticism. I haven't gone to seminary and received ordination. I can't administer the sacrements, preside at the Eucharist, or read the Gospel.</text:p>
      <text:p text:style-name="P3"/>
      <text:p text:style-name="P4">My doubt isn't the sum of my faithfulness. I admit my doubt because I'm a finite human being. I admit my doubt because not to is to cede some part of my capacity for thought and reflection. <text:span text:style-name="T2">However, my faithfulness comes from the power of scripture read in community. The shared observance of the ancient traditions has a unique power to bring the traditions to life. I'm faithful because I find meaning in that shared observance as surely as I find it in my skepticism.</text:span></text:p>
      <text:p text:style-name="P4"/>
      <text:p text:style-name="P5">I'm faithful to the extent that abandoning my convictions is not a possibility. What sense of loss or hopelessness will erode my faith? I know that there are circumstances that can make me abandon my faith. There are endless accounts of such circumstances, such as illness, loss, civil disaster or personal betrayal. I'm doing my part if I make good choices and can feel confident that the worst circumstances aren't likely to be self-inflicted. However, doubt tells me that there is a very good chance that this won't be enough.</text:p>
      <text:p text:style-name="P5"/>
      <text:p text:style-name="P6">I'm honest in my doubting if I see the inherent tension between what I hope for and the reality that confronts me. That reality is fundamentally not of my own making, but my response is within my control and will be a reliable guide if it's informed by faith.</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1M45S</meta:editing-duration>
    <meta:editing-cycles>13</meta:editing-cycles>
    <meta:generator>LibreOffice/5.4.3.2$Windows_X86_64 LibreOffice_project/92a7159f7e4af62137622921e809f8546db437e5</meta:generator>
    <dc:date>2023-05-21T15:01:34.011000000</dc:date>
    <meta:document-statistic meta:table-count="0" meta:image-count="0" meta:object-count="0" meta:page-count="1" meta:paragraph-count="8" meta:word-count="314" meta:character-count="1774" meta:non-whitespace-character-count="1468"/>
    <meta:user-defined meta:name="Info 1"/>
    <meta:user-defined meta:name="Info 2"/>
    <meta:user-defined meta:name="Info 3"/>
    <meta:user-defined meta:name="Info 4"/>
  </office:meta>
</office:document-meta>
</file>